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ett Worley</text:p>
      <text:p text:style-name="Standard">CEG-3110-01</text:p>
      <text:p text:style-name="Standard"/>
      <text:p text:style-name="P1">Summary</text:p>
      <text:p text:style-name="Standard"/>
      <text:p text:style-name="Standard"><text:tab/>In this assignment I made the dice program first and tested it to make sure it ran fine. <text:s/>After that I then went about making a testing program for 'Alice' to use and test the dice rolling randomness of the program. <text:s/>When the testing program was done, I then wrote up a script for testing the program in the ranges of 2,000 , 5,000 , and 6,500 runs. <text:s/>This gave a fairly good selection of data to build a graph from to check if the results were random. <text:s/>After analyzing those first results, I went back and added a loop in the dice program to continuously roll the given number of dice until canceled. <text:s/>This gave an even larger sample of data to work with, in the order of 100,000's to ensure the randomness was fully vetted.</text:p>
      <text:p text:style-name="Standard"><text:tab/>In this assignment I learned that randomness is a topic that we must be careful to implement well. <text:s/>There must be extensive testing done on how it operates to ensure a program is actually producing random outpu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5:30:02</meta:creation-date>
    <dc:date>2015-09-09T15:54:15</dc:date>
    <meta:editing-duration>PT4M6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5" meta:word-count="178" meta:character-count="969" meta:non-whitespace-character-count="787"/>
  </office:meta>
</office:document-meta>
</file>